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51.75pt"/>
    </style:style>
    <style:style style:name="co3" style:family="table-column">
      <style:table-column-properties fo:break-before="auto" style:column-width="615.74pt"/>
    </style:style>
    <style:style style:name="co4" style:family="table-column">
      <style:table-column-properties fo:break-before="auto" style:column-width="424.49pt"/>
    </style:style>
    <style:style style:name="co5" style:family="table-column">
      <style:table-column-properties fo:break-before="auto" style:column-width="341.26pt"/>
    </style:style>
    <style:style style:name="co6" style:family="table-column">
      <style:table-column-properties fo:break-before="auto" style:column-width="96.01pt"/>
    </style:style>
    <style:style style:name="co7" style:family="table-column">
      <style:table-column-properties fo:break-before="auto" style:column-width="93pt"/>
    </style:style>
    <style:style style:name="co8" style:family="table-column">
      <style:table-column-properties fo:break-before="auto" style:column-width="117.01pt"/>
    </style:style>
    <style:style style:name="co9" style:family="table-column">
      <style:table-column-properties fo:break-before="auto" style:column-width="85.49pt"/>
    </style:style>
    <style:style style:name="co10" style:family="table-column">
      <style:table-column-properties fo:break-before="auto" style:column-width="68.26pt"/>
    </style:style>
    <style:style style:name="co11" style:family="table-column">
      <style:table-column-properties fo:break-before="auto" style:column-width="54.74pt"/>
    </style:style>
    <style:style style:name="co12" style:family="table-column">
      <style:table-column-properties fo:break-before="auto" style:column-width="108pt"/>
    </style:style>
    <style:style style:name="co13" style:family="table-column">
      <style:table-column-properties fo:break-before="auto" style:column-width="203.24pt"/>
    </style:style>
    <style:style style:name="co14" style:family="table-column">
      <style:table-column-properties fo:break-before="auto" style:column-width="144.74pt"/>
    </style:style>
    <style:style style:name="co15" style:family="table-column">
      <style:table-column-properties fo:break-before="auto" style:column-width="147.74pt"/>
    </style:style>
    <style:style style:name="co16" style:family="table-column">
      <style:table-column-properties fo:break-before="auto" style:column-width="384.75pt"/>
    </style:style>
    <style:style style:name="co17" style:family="table-column">
      <style:table-column-properties fo:break-before="auto" style:column-width="142.5pt"/>
    </style:style>
    <style:style style:name="co18" style:family="table-column">
      <style:table-column-properties fo:break-before="auto" style:column-width="126.74pt"/>
    </style:style>
    <style:style style:name="ro1" style:family="table-row">
      <style:table-row-properties style:row-height="108.74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20.76pt" fo:break-before="auto" style:use-optimal-row-height="false"/>
    </style:style>
    <style:style style:name="ro4" style:family="table-row">
      <style:table-row-properties style:row-height="48.76pt" fo:break-before="auto" style:use-optimal-row-height="false"/>
    </style:style>
    <style:style style:name="ro5" style:family="table-row">
      <style:table-row-properties style:row-height="72.74pt" fo:break-before="auto" style:use-optimal-row-height="false"/>
    </style:style>
    <style:style style:name="ro6" style:family="table-row">
      <style:table-row-properties style:row-height="60.75pt" fo:break-before="auto" style:use-optimal-row-height="false"/>
    </style:style>
    <style:style style:name="ro7" style:family="table-row">
      <style:table-row-properties style:row-height="84.76pt" fo:break-before="auto" style:use-optimal-row-height="false"/>
    </style:style>
    <style:style style:name="ro8" style:family="table-row">
      <style:table-row-properties style:row-height="132.75pt" fo:break-before="auto" style:use-optimal-row-height="false"/>
    </style:style>
    <style:style style:name="ro9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15pt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Experiments">
      <style:table-properties table:display="true" style:writing-mode="lr-tb"/>
    </style:style>
    <style:style style:name="ta3" style:family="table" style:master-page-name="PageStyle_5f_Blockchain_5f_type">
      <style:table-properties table:display="true" style:writing-mode="lr-tb"/>
    </style:style>
    <style:style style:name="ta4" style:family="table" style:master-page-name="PageStyle_5f_Release_20_year">
      <style:table-properties table:display="true" style:writing-mode="lr-tb"/>
    </style:style>
    <style:style style:name="ta5" style:family="table" style:master-page-name="PageStyle_5f_Contribution_20_facet">
      <style:table-properties table:display="true" style:writing-mode="lr-tb"/>
    </style:style>
    <style:style style:name="ta6" style:family="table" style:master-page-name="PageStyle_5f_research_20_facet">
      <style:table-properties table:display="true" style:writing-mode="lr-tb"/>
    </style:style>
    <style:style style:name="ta7" style:family="table" style:master-page-name="PageStyle_5f_Contributions_20_per_20_yea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" table:default-cell-style-name="Default"/>
        <table:table-column table:style-name="co12" table:number-columns-repeated="998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LECTRONIC COMMERCE AND COPYRIGHT BRAZIL 12-12-2016</text:p>
          </table:table-cell>
          <table:table-cell table:style-name="ce2" office:value-type="string" calcext:value-type="string">
            <text:p>Issue overview</text:p>
          </table:table-cell>
          <table:table-cell table:style-name="ce2" office:value-type="string" calcext:value-type="string">
            <text:p>copyright, transparency, territoriality of copyright</text:p>
          </table:table-cell>
          <table:table-cell table:style-name="ce2" office:value-type="string" calcext:value-type="string">
            <text:p>Opinion paper</text:p>
          </table:table-cell>
          <table:table-cell table:style-name="ce2" office:value-type="string" calcext:value-type="string">
            <text:p>both</text:p>
          </table:table-cell>
          <table:table-cell table:style-name="ce6" table:formula="of:=HYPERLINK(&quot;https://docs.wto.org/dol2fe/Pages/SS/directdoc.aspx?filename=q:/JOBs/GC/113.pdf&quot;;&quot;https://docs.wto.org/dol2fe/Pages/SS/directdoc.aspx?filename=q:/JOBs/GC/113.pdf&quot;)" office:value-type="string" office:string-value="https://docs.wto.org/dol2fe/Pages/SS/directdoc.aspx?filename=q:/JOBs/GC/113.pdf" calcext:value-type="string">
            <text:p>https://docs.wto.org/dol2fe/Pages/SS/directdoc.aspx?filename=q:/JOBs/GC/113.pdf</text:p>
          </table:table-cell>
          <table:table-cell table:style-name="ce2" office:value-type="string" calcext:value-type="string">
            <text:p>Report</text:p>
          </table:table-cell>
          <table:table-cell table:style-name="ce2" table:number-columns-repeated="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here Is Current Research on Blockchain Technology?—A Systematic Review</text:p>
          </table:table-cell>
          <table:table-cell table:style-name="ce2" office:value-type="string" calcext:value-type="string">
            <text:p>Research topic analysis, research gap identification, flaw indentification</text:p>
          </table:table-cell>
          <table:table-cell table:style-name="ce2" office:value-type="string" calcext:value-type="string">
            <text:p>blockchain research topics, mapping study</text:p>
          </table:table-cell>
          <table:table-cell table:style-name="ce5" office:value-type="string" calcext:value-type="string">
            <text:p>Evaluation Research &amp; Validation Research</text:p>
          </table:table-cell>
          <table:table-cell table:style-name="ce2" office:value-type="string" calcext:value-type="string">
            <text:p>both</text:p>
          </table:table-cell>
          <table:table-cell table:style-name="ce4" office:value-type="string" calcext:value-type="string">
            <text:p>@article{yli2016current,</text:p>
            <text:p>  title={Where Is Current Research on Blockchain Technology?—A Systematic Review},</text:p>
            <text:p>  author={Yli-Huumo, Jesse and Ko, Deokyoon and Choi, Sujin and Park, Sooyong and Smolander, Kari},</text:p>
            <text:p>  journal={PloS one},</text:p>
            <text:p>  volume={11},</text:p>
            <text:p>  number={10},</text:p>
            <text:p>  pages={e0163477},</text:p>
            <text:p>  year={2016},</text:p>
            <text:p>  publisher={Public Library of Science}</text:p>
            <text:p>}</text:p>
          </table:table-cell>
          <table:table-cell table:style-name="ce2" office:value-type="string" calcext:value-type="string">
            <text:p>Report</text:p>
          </table:table-cell>
          <table:table-cell table:style-name="ce2" table:number-columns-repeated="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rifiable Anonymous Identities and Access Control in Permissioned Blockchains</text:p>
          </table:table-cell>
          <table:table-cell table:style-name="ce2" office:value-type="string" calcext:value-type="string">
            <text:p>Identitiy management, anonymity, permissioned blockchains</text:p>
          </table:table-cell>
          <table:table-cell table:style-name="ce2" office:value-type="string" calcext:value-type="string">
            <text:p>anonymity, access control, ChainAnchor, identity disclosure, transaction unlinkability</text:p>
          </table:table-cell>
          <table:table-cell table:style-name="ce5" office:value-type="string" calcext:value-type="string">
            <text:p>Evaluation Research &amp; Validation Research &amp; Solution Proposal</text:p>
          </table:table-cell>
          <table:table-cell table:style-name="ce2" office:value-type="string" calcext:value-type="string">
            <text:p>permissioned</text:p>
          </table:table-cell>
          <table:table-cell table:style-name="ce4" office:value-type="string" calcext:value-type="string">
            <text:p>@article{hardjonoverifiable,</text:p>
            <text:p>  title={Verifiable Anonymous Identities and Access Control in Permissioned Blockchains},</text:p>
            <text:p>  author={Hardjono, Thomas and Pentland, Alex Sandy}, year={2016}</text:p>
            <text:p>}</text:p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Application validation</text:p>
          </table:table-cell>
          <table:table-cell table:style-name="ce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he Blockchain Phenomenon The Disruptive Potential of Distributed Consensus Architectures</text:p>
          </table:table-cell>
          <table:table-cell table:style-name="ce2" office:value-type="string" calcext:value-type="string">
            <text:p>Use-case collection, technology overview, implication overview</text:p>
          </table:table-cell>
          <table:table-cell table:style-name="ce2" office:value-type="string" calcext:value-type="string">
            <text:p>blockchain technology overview</text:p>
          </table:table-cell>
          <table:table-cell table:style-name="ce2" office:value-type="string" calcext:value-type="string">
            <text:p>Evaluation Research</text:p>
          </table:table-cell>
          <table:table-cell table:style-name="ce2" office:value-type="string" calcext:value-type="string">
            <text:p>both</text:p>
          </table:table-cell>
          <table:table-cell table:style-name="ce4" office:value-type="string" calcext:value-type="string">
            <text:p>@techreport{mattila2016blockchain,</text:p>
            <text:p>  title={The Blockchain Phenomenon--The Disruptive Potential of Distributed Consensus Architectures},</text:p>
            <text:p>  author={Mattila, Juri and others},</text:p>
            <text:p>  year={2016},</text:p>
            <text:p>  institution={The Research Institute of the Finnish Economy}</text:p>
            <text:p>}</text:p>
          </table:table-cell>
          <table:table-cell table:style-name="ce2" office:value-type="string" calcext:value-type="string">
            <text:p>Report</text:p>
          </table:table-cell>
          <table:table-cell table:style-name="ce2" table:number-columns-repeated="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he Blockchain Has a Dark Side</text:p>
          </table:table-cell>
          <table:table-cell table:style-name="ce2" office:value-type="string" calcext:value-type="string">
            <text:p>Discussion</text:p>
          </table:table-cell>
          <table:table-cell table:style-name="ce2" office:value-type="string" calcext:value-type="string">
            <text:p>autonomous script implications</text:p>
          </table:table-cell>
          <table:table-cell table:style-name="ce2" office:value-type="string" calcext:value-type="string">
            <text:p>Opinion paper</text:p>
          </table:table-cell>
          <table:table-cell table:style-name="ce2" office:value-type="string" calcext:value-type="string">
            <text:p>both</text:p>
          </table:table-cell>
          <table:table-cell table:style-name="ce6" table:formula="of:=HYPERLINK(&quot;https://doi.org/10.1109/MSPEC.2016.7473136&quot;;&quot;https://doi.org/10.1109/MSPEC.2016.7473136&quot;)" office:value-type="string" office:string-value="https://doi.org/10.1109/MSPEC.2016.7473136" calcext:value-type="string">
            <text:p>https://doi.org/10.1109/MSPEC.2016.7473136</text:p>
          </table:table-cell>
          <table:table-cell table:style-name="ce2" office:value-type="string" calcext:value-type="string">
            <text:p>Report</text:p>
          </table:table-cell>
          <table:table-cell table:style-name="ce2" table:number-columns-repeated="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5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Tendermint: Byzantine Fault Tolerance in the Age of Blockchains</text:p>
          </table:table-cell>
          <table:table-cell table:style-name="ce2" office:value-type="string" calcext:value-type="string">
            <text:p>Consensus protocol, modernizing academic work</text:p>
          </table:table-cell>
          <table:table-cell table:style-name="ce2" office:value-type="string" calcext:value-type="string">
            <text:p>performance, latency, tendermint, experiment</text:p>
          </table:table-cell>
          <table:table-cell table:style-name="ce5" office:value-type="string" calcext:value-type="string">
            <text:p>Validation Research &amp; Solution Proposal</text:p>
          </table:table-cell>
          <table:table-cell table:style-name="ce5" office:value-type="string" calcext:value-type="string">
            <text:p>both</text:p>
          </table:table-cell>
          <table:table-cell table:style-name="ce4" office:value-type="string" calcext:value-type="string">
            <text:p>@phdthesis{buchman2016tendermint,</text:p>
            <text:p>  title={Tendermint: Byzantine Fault Tolerance in the Age of Blockchains},</text:p>
            <text:p>  author={Buchman, Ethan},</text:p>
            <text:p>  year={2016}</text:p>
            <text:p>}</text:p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Application validation</text:p>
          </table:table-cell>
          <table:table-cell table:style-name="ce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Reinforcing Immutability of Permissioned Blockchains with Keyless Signatures’ Infrastructure</text:p>
            <text:p/>
          </table:table-cell>
          <table:table-cell table:style-name="ce2" office:value-type="string" calcext:value-type="string">
            <text:p>keyless signatures infrastructure</text:p>
          </table:table-cell>
          <table:table-cell table:style-name="ce2" office:value-type="string" calcext:value-type="string">
            <text:p>immutability, permissioned blockchain, moving from permissionless to permissioned</text:p>
          </table:table-cell>
          <table:table-cell table:style-name="ce2" office:value-type="string" calcext:value-type="string">
            <text:p>Solution Proposal</text:p>
          </table:table-cell>
          <table:table-cell table:style-name="ce2" office:value-type="string" calcext:value-type="string">
            <text:p>permissioned</text:p>
          </table:table-cell>
          <table:table-cell table:style-name="ce4" office:value-type="string" calcext:value-type="string">
            <text:p>@inproceedings{emmadi2017reinforcing,</text:p>
            <text:p>  title={Reinforcing Immutability of Permissioned Blockchains with Keyless Signatures' Infrastructure},</text:p>
            <text:p>  author={Emmadi, Nitesh and Narumanchi, Harika},</text:p>
            <text:p>  booktitle={Proceedings of the 18th International Conference on Distributed Computing and Networking},</text:p>
            <text:p>  pages={46},</text:p>
            <text:p>  year={2017},</text:p>
            <text:p>  organization={ACM}</text:p>
            <text:p>}</text:p>
            <text:p/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None</text:p>
          </table:table-cell>
          <table:table-cell table:style-name="ce2"/>
          <table:table-cell table:style-name="ce5" office:value-type="float" office:value="2017" calcext:value-type="float">
            <text:p>2017</text:p>
          </table:table-cell>
          <table:table-cell table:style-name="ce2" table:number-columns-repeated="15"/>
          <table:table-cell table:number-columns-repeated="998"/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On the Danger of Private Blockchains (When PoW can be Harmful to Applications with Termination Requirements)</text:p>
          </table:table-cell>
          <table:table-cell table:style-name="ce2" office:value-type="string" calcext:value-type="string">
            <text:p>termination of consensus, consensus protocol</text:p>
          </table:table-cell>
          <table:table-cell table:style-name="ce2" office:value-type="string" calcext:value-type="string">
            <text:p>Identifies consensus problem, blockchain anomaly</text:p>
          </table:table-cell>
          <table:table-cell table:style-name="ce5" office:value-type="string" calcext:value-type="string">
            <text:p>Validation Research &amp; Solution Proposal &amp; Opinion Paper</text:p>
          </table:table-cell>
          <table:table-cell table:style-name="ce2" office:value-type="string" calcext:value-type="string">
            <text:p>permissioned</text:p>
          </table:table-cell>
          <table:table-cell table:style-name="ce4" office:value-type="string" calcext:value-type="string">
            <text:p>@inproceedings{gramoli2016danger,</text:p>
            <text:p>  title={On the danger of private blockchains},</text:p>
            <text:p>  author={Gramoli, Vincent},</text:p>
            <text:p>  booktitle={Workshop on Distributed Cryptocurrencies and Consensus Ledgers (DCCL’16)},</text:p>
            <text:p>  year={2016}</text:p>
            <text:p>}</text:p>
            <text:p/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None</text:p>
          </table:table-cell>
          <table:table-cell table:style-name="ce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Music On The Blockchain</text:p>
            <text:p/>
          </table:table-cell>
          <table:table-cell table:style-name="ce2" office:value-type="string" calcext:value-type="string">
            <text:p>blockchain technology evaluation</text:p>
          </table:table-cell>
          <table:table-cell table:style-name="ce2" office:value-type="string" calcext:value-type="string">
            <text:p>music-industry, blockchain</text:p>
          </table:table-cell>
          <table:table-cell table:style-name="ce5" office:value-type="string" calcext:value-type="string">
            <text:p>Evaluation Research &amp; Opinion Paper</text:p>
          </table:table-cell>
          <table:table-cell table:style-name="ce2" office:value-type="string" calcext:value-type="string">
            <text:p>both</text:p>
          </table:table-cell>
          <table:table-cell table:style-name="ce4" office:value-type="string" calcext:value-type="string">
            <text:p>@article{o2016music,</text:p>
            <text:p>  title={Music on the blockchain},</text:p>
            <text:p>  author={O'Dair, Marcus and Beaven, Zuleika and Neilson, David and Osborne, Richard and Pacifico, Paul},</text:p>
            <text:p>  year={2016},</text:p>
            <text:p>  publisher={Middlesex University}</text:p>
            <text:p>}</text:p>
            <text:p/>
          </table:table-cell>
          <table:table-cell table:style-name="ce2" office:value-type="string" calcext:value-type="string">
            <text:p>Report</text:p>
          </table:table-cell>
          <table:table-cell table:style-name="ce2" table:number-columns-repeated="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7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edRec: Using Blockchain for Medical Data Access and Permission Management</text:p>
          </table:table-cell>
          <table:table-cell table:style-name="ce2" office:value-type="string" calcext:value-type="string">
            <text:p>Blockchain implementation</text:p>
          </table:table-cell>
          <table:table-cell table:style-name="ce2" office:value-type="string" calcext:value-type="string">
            <text:p>Medical records, access control</text:p>
          </table:table-cell>
          <table:table-cell table:style-name="ce2" office:value-type="string" calcext:value-type="string">
            <text:p>Solution Proposal</text:p>
          </table:table-cell>
          <table:table-cell table:style-name="ce2" office:value-type="string" calcext:value-type="string">
            <text:p>permissioned</text:p>
          </table:table-cell>
          <table:table-cell table:style-name="ce4" office:value-type="string" calcext:value-type="string">
            <text:p>@inproceedings{azaria2016medrec,</text:p>
            <text:p>  title={MedRec: Using Blockchain for Medical Data Access and Permission Management},</text:p>
            <text:p>  author={Azaria, Asaph and Ekblaw, Ariel and Vieira, Thiago and Lippman, Andrew},</text:p>
            <text:p>  booktitle={Open and Big Data (OBD), International Conference on},</text:p>
            <text:p>  pages={25--30},</text:p>
            <text:p>  year={2016},</text:p>
            <text:p>  organization={IEEE}</text:p>
            <text:p>}</text:p>
            <text:p/>
          </table:table-cell>
          <table:table-cell table:style-name="ce2" office:value-type="string" calcext:value-type="string">
            <text:p>Application</text:p>
          </table:table-cell>
          <table:table-cell table:style-name="ce2" office:value-type="string" calcext:value-type="string">
            <text:p>None</text:p>
          </table:table-cell>
          <table:table-cell table:style-name="ce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7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awk: The Blockchain Model of Cryptography and Privacy-Preserving Smart Contracts</text:p>
          </table:table-cell>
          <table:table-cell table:style-name="ce2" office:value-type="string" calcext:value-type="string">
            <text:p>decentralized smart contract system, smart-contracts, transactional privacy-preservation, formalization of the blockchain model of secure computation, cryptography suite</text:p>
          </table:table-cell>
          <table:table-cell table:style-name="ce2" office:value-type="string" calcext:value-type="string">
            <text:p>Smart-contracts</text:p>
          </table:table-cell>
          <table:table-cell table:style-name="ce5" office:value-type="string" calcext:value-type="string">
            <text:p>Evaluation Research &amp; Solution Proposal</text:p>
          </table:table-cell>
          <table:table-cell table:style-name="ce2" office:value-type="string" calcext:value-type="string">
            <text:p>both</text:p>
          </table:table-cell>
          <table:table-cell table:style-name="ce4" office:value-type="string" calcext:value-type="string">
            <text:p>@inproceedings{kosba2016hawk,</text:p>
            <text:p>  title={Hawk: The blockchain model of cryptography and privacy-preserving smart contracts},</text:p>
            <text:p>  author={Kosba, Ahmed and Miller, Andrew and Shi, Elaine and Wen, Zikai and Papamanthou, Charalampos},</text:p>
            <text:p>  booktitle={Security and Privacy (SP), 2016 IEEE Symposium on},</text:p>
            <text:p>  pages={839--858},</text:p>
            <text:p>  year={2016},</text:p>
            <text:p>  organization={IEEE}</text:p>
            <text:p>}</text:p>
            <text:p/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Application validation</text:p>
          </table:table-cell>
          <table:table-cell table:style-name="ce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Enigma: Decentralized Computation Platform with Guaranteed Privacy</text:p>
          </table:table-cell>
          <table:table-cell table:style-name="ce2" office:value-type="string" calcext:value-type="string">
            <text:p>Privacy guarantees,autonomous control of personal data</text:p>
          </table:table-cell>
          <table:table-cell table:style-name="ce2" office:value-type="string" calcext:value-type="string">
            <text:p>secure multi-party computation,external blockchain</text:p>
          </table:table-cell>
          <table:table-cell table:style-name="ce2" office:value-type="string" calcext:value-type="string">
            <text:p>Solution Proposal</text:p>
          </table:table-cell>
          <table:table-cell table:style-name="ce2" office:value-type="string" calcext:value-type="string">
            <text:p>both</text:p>
          </table:table-cell>
          <table:table-cell table:style-name="ce4" office:value-type="string" calcext:value-type="string">
            <text:p>@article{zyskind2015enigma,</text:p>
            <text:p>  title={Enigma: Decentralized computation platform with guaranteed privacy},</text:p>
            <text:p>  author={Zyskind, Guy and Nathan, Oz and Pentland, Alex},</text:p>
            <text:p>  journal={arXiv preprint arXiv:1506.03471},</text:p>
            <text:p>  year={2015}</text:p>
            <text:p>}</text:p>
            <text:p/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Application validation</text:p>
          </table:table-cell>
          <table:table-cell table:style-name="ce2"/>
          <table:table-cell table:style-name="ce5" office:value-type="float" office:value="2015" calcext:value-type="float">
            <text:p>2015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Decentralizing Privacy: Using Blockchain to Protect Personal Data</text:p>
            <text:p/>
          </table:table-cell>
          <table:table-cell table:style-name="ce2" office:value-type="string" calcext:value-type="string">
            <text:p>access-control. scalability, privacy-protection</text:p>
          </table:table-cell>
          <table:table-cell table:style-name="ce2" office:value-type="string" calcext:value-type="string">
            <text:p><text:s/>transaction carry instructions, privacy protection, data-ownership</text:p>
          </table:table-cell>
          <table:table-cell table:style-name="ce2" office:value-type="string" calcext:value-type="string">
            <text:p>Solution Proposal</text:p>
          </table:table-cell>
          <table:table-cell table:style-name="ce2" office:value-type="string" calcext:value-type="string">
            <text:p>permissioned</text:p>
          </table:table-cell>
          <table:table-cell table:style-name="ce4" office:value-type="string" calcext:value-type="string">
            <text:p>@inproceedings{zyskind2015decentralizing,</text:p>
            <text:p>  title={Decentralizing privacy: Using blockchain to protect personal data},</text:p>
            <text:p>  author={Zyskind, Guy and Nathan, Oz and others},</text:p>
            <text:p>  booktitle={Security and Privacy Workshops (SPW), 2015 IEEE},</text:p>
            <text:p>  pages={180--184},</text:p>
            <text:p>  year={2015},</text:p>
            <text:p>  organization={IEEE}</text:p>
            <text:p>}</text:p>
            <text:p/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None</text:p>
          </table:table-cell>
          <table:table-cell table:style-name="ce2"/>
          <table:table-cell table:style-name="ce5" office:value-type="float" office:value="2015" calcext:value-type="float">
            <text:p>2015</text:p>
          </table:table-cell>
          <table:table-cell table:style-name="ce2" table:number-columns-repeated="15"/>
          <table:table-cell table:number-columns-repeated="998"/>
        </table:table-row>
        <table:table-row table:style-name="ro7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Cloud-Based Commissioning of Constrained Devices using Permissioned Blockchains</text:p>
            <text:p/>
          </table:table-cell>
          <table:table-cell table:style-name="ce2" office:value-type="string" calcext:value-type="string">
            <text:p>Privacy-preservation, ChainAnchor, support anonymous devices, support device owners remuneration, incentivize sensor-data sharing</text:p>
          </table:table-cell>
          <table:table-cell table:style-name="ce2" office:value-type="string" calcext:value-type="string">
            <text:p>Architecture, IoT</text:p>
          </table:table-cell>
          <table:table-cell table:style-name="ce2" office:value-type="string" calcext:value-type="string">
            <text:p>Solution Proposal</text:p>
          </table:table-cell>
          <table:table-cell table:style-name="ce2" office:value-type="string" calcext:value-type="string">
            <text:p>permissioned</text:p>
          </table:table-cell>
          <table:table-cell table:style-name="ce4" office:value-type="string" calcext:value-type="string">
            <text:p>@inproceedings{hardjono2016cloud,</text:p>
            <text:p>  title={Cloud-Based Commissioning of Constrained Devices using Permissioned Blockchains},</text:p>
            <text:p>  author={Hardjono, Thomas and Smith, Ned},</text:p>
            <text:p>  booktitle={Proceedings of the 2nd ACM International Workshop on IoT Privacy, Trust, and Security},</text:p>
            <text:p>  pages={29--36},</text:p>
            <text:p>  year={2016},</text:p>
            <text:p>  organization={ACM}</text:p>
            <text:p>}</text:p>
            <text:p/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None</text:p>
          </table:table-cell>
          <table:table-cell table:style-name="ce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lockchains and Smart Contracts for the Internet of Things</text:p>
          </table:table-cell>
          <table:table-cell table:style-name="ce2" office:value-type="string" calcext:value-type="string">
            <text:p>Issue overview, blockchain-IoT possibilities</text:p>
          </table:table-cell>
          <table:table-cell table:style-name="ce2" office:value-type="string" calcext:value-type="string">
            <text:p><text:s/>Internet of Things, blockchain, flaws, possibilities, smart-contracts</text:p>
          </table:table-cell>
          <table:table-cell table:style-name="ce2" office:value-type="string" calcext:value-type="string">
            <text:p>Evaluation Research</text:p>
          </table:table-cell>
          <table:table-cell table:style-name="ce2" office:value-type="string" calcext:value-type="string">
            <text:p>both</text:p>
          </table:table-cell>
          <table:table-cell table:style-name="ce4" office:value-type="string" calcext:value-type="string">
            <text:p>@article{christidis2016blockchains,</text:p>
            <text:p>  title={Blockchains and Smart Contracts for the Internet of Things},</text:p>
            <text:p>  author={Christidis, Konstantinos and Devetsikiotis, Michael},</text:p>
            <text:p>  journal={IEEE Access},</text:p>
            <text:p>  volume={4},</text:p>
            <text:p>  pages={2292--2303},</text:p>
            <text:p>  year={2016},</text:p>
            <text:p>  publisher={IEEE}</text:p>
            <text:p>}</text:p>
            <text:p/>
          </table:table-cell>
          <table:table-cell table:style-name="ce2" office:value-type="string" calcext:value-type="string">
            <text:p>Report</text:p>
          </table:table-cell>
          <table:table-cell table:style-name="ce2" table:number-columns-repeated="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lockchain in Internet of Things: Challenges and Solutions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<text:s/>Internet of Things</text:p>
          </table:table-cell>
          <table:table-cell table:style-name="ce5" office:value-type="string" calcext:value-type="string">
            <text:p>Validation Research &amp; Solution Proposal</text:p>
          </table:table-cell>
          <table:table-cell table:style-name="ce5" office:value-type="string" calcext:value-type="string">
            <text:p>both</text:p>
          </table:table-cell>
          <table:table-cell table:style-name="ce4" office:value-type="string" calcext:value-type="string">
            <text:p>@article{dorri2016blockchain,</text:p>
            <text:p>  title={Blockchain in internet of things: Challenges and Solutions},</text:p>
            <text:p>  author={Dorri, Ali and Kanhere, Salil S and Jurdak, Raja},</text:p>
            <text:p>  journal={arXiv preprint arXiv:1608.05187},</text:p>
            <text:p>  year={2016}</text:p>
            <text:p>}</text:p>
            <text:p/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None</text:p>
          </table:table-cell>
          <table:table-cell table:style-name="ce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7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lockchain Challenges and Opportunities: A Survey</text:p>
          </table:table-cell>
          <table:table-cell table:style-name="ce2" office:value-type="string" calcext:value-type="string">
            <text:p>Challenges overview</text:p>
          </table:table-cell>
          <table:table-cell table:style-name="ce2" office:value-type="string" calcext:value-type="string">
            <text:p>Application possibilities, challenges</text:p>
          </table:table-cell>
          <table:table-cell table:style-name="ce2" office:value-type="string" calcext:value-type="string">
            <text:p>Evaluation Research</text:p>
          </table:table-cell>
          <table:table-cell table:style-name="ce2" office:value-type="string" calcext:value-type="string">
            <text:p>both</text:p>
          </table:table-cell>
          <table:table-cell table:style-name="ce4" office:value-type="string" calcext:value-type="string">
            <text:p>@article{zheng2016blockchain,</text:p>
            <text:p>  title={Blockchain Challenges and Opportunities: A Survey},</text:p>
            <text:p>  author={Zheng, Zibin and Xie, Shaoan and Dai, Hong-Ning and Wang, Huaimin},</text:p>
            <text:p>  year={2016}</text:p>
            <text:p>}</text:p>
            <text:p/>
          </table:table-cell>
          <table:table-cell table:style-name="ce2" office:value-type="string" calcext:value-type="string">
            <text:p>Report</text:p>
          </table:table-cell>
          <table:table-cell table:style-name="ce2" table:number-columns-repeated="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5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itcoin-ng: A scalable blockchain protocol</text:p>
          </table:table-cell>
          <table:table-cell table:style-name="ce2" office:value-type="string" calcext:value-type="string">
            <text:p>Blockchain protocol, metric definitions</text:p>
          </table:table-cell>
          <table:table-cell table:style-name="ce2" office:value-type="string" calcext:value-type="string">
            <text:p>Cryptocurrency</text:p>
          </table:table-cell>
          <table:table-cell table:style-name="ce2" office:value-type="string" calcext:value-type="string">
            <text:p>Solution Proposal</text:p>
          </table:table-cell>
          <table:table-cell table:style-name="ce2" office:value-type="string" calcext:value-type="string">
            <text:p>both</text:p>
          </table:table-cell>
          <table:table-cell table:style-name="ce4" office:value-type="string" calcext:value-type="string">
            <text:p>@inproceedings{eyal2016bitcoin,</text:p>
            <text:p>  title={Bitcoin-ng: A scalable blockchain protocol},</text:p>
            <text:p>  author={Eyal, Ittay and Gencer, Adem Efe and Sirer, Emin Gun and Van Renesse, Robbert},</text:p>
            <text:p>  booktitle={13th USENIX Symposium on Networked Systems Design and Implementation (NSDI 16)},</text:p>
            <text:p>  pages={45--59},</text:p>
            <text:p>  year={2016},</text:p>
            <text:p>  organization={USENIX Association}</text:p>
            <text:p>}</text:p>
            <text:p/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Application validation</text:p>
          </table:table-cell>
          <table:table-cell table:style-name="ce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itcoin: A Peer-to-Peer Electronic Cash System</text:p>
          </table:table-cell>
          <table:table-cell table:style-name="ce4" office:value-type="string" calcext:value-type="string">
            <text:p>Bitcoin, consensus protocol, proof of work, incentive, blockchain.</text:p>
            <text:p/>
          </table:table-cell>
          <table:table-cell table:style-name="ce2" office:value-type="string" calcext:value-type="string">
            <text:p>Cryptocurrency</text:p>
          </table:table-cell>
          <table:table-cell table:style-name="ce2" office:value-type="string" calcext:value-type="string">
            <text:p>Solution Proposal</text:p>
          </table:table-cell>
          <table:table-cell table:style-name="ce2" office:value-type="string" calcext:value-type="string">
            <text:p>permissionless</text:p>
          </table:table-cell>
          <table:table-cell table:style-name="ce4" office:value-type="string" calcext:value-type="string">
            <text:p>@article{nakamoto2008bitcoin,</text:p>
            <text:p>  title={Bitcoin: A peer-to-peer electronic cash system},</text:p>
            <text:p>  author={Nakamoto, Satoshi},</text:p>
            <text:p>  year={2008}</text:p>
            <text:p>}</text:p>
            <text:p/>
          </table:table-cell>
          <table:table-cell table:style-name="ce2" office:value-type="string" calcext:value-type="string">
            <text:p>Application</text:p>
          </table:table-cell>
          <table:table-cell table:style-name="ce2" office:value-type="string" calcext:value-type="string">
            <text:p>None</text:p>
          </table:table-cell>
          <table:table-cell table:style-name="ce2"/>
          <table:table-cell table:style-name="ce5" office:value-type="float" office:value="2008" calcext:value-type="float">
            <text:p>2008</text:p>
          </table:table-cell>
          <table:table-cell table:style-name="ce2" table:number-columns-repeated="15"/>
          <table:table-cell table:number-columns-repeated="998"/>
        </table:table-row>
        <table:table-row table:style-name="ro5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pplications of smart-contracts and smart-property utilizing blockchains</text:p>
          </table:table-cell>
          <table:table-cell table:style-name="ce2" office:value-type="string" calcext:value-type="string">
            <text:p>Implemented protocol, self-enforcing smart-contracts, smart-property protocol (SPOEP), smart-contract overview</text:p>
          </table:table-cell>
          <table:table-cell table:style-name="ce2" office:value-type="string" calcext:value-type="string">
            <text:p>Smart-contracts, smart-property, blockchain</text:p>
          </table:table-cell>
          <table:table-cell table:style-name="ce5" office:value-type="string" calcext:value-type="string">
            <text:p>Evaluation Research &amp; Validation Research &amp; Solution Proposal</text:p>
          </table:table-cell>
          <table:table-cell table:style-name="ce2" office:value-type="string" calcext:value-type="string">
            <text:p>both</text:p>
          </table:table-cell>
          <table:table-cell table:style-name="ce4" office:value-type="string" calcext:value-type="string">
            <text:p>@article{hillbom2016applications,</text:p>
            <text:p>  title={Applications of smart-contracts and smart-property utilizing blockchains},</text:p>
            <text:p>  author={Hillbom, Erik and Tillstr{\"o}m, Tobias},</text:p>
            <text:p>  year={2016}</text:p>
            <text:p>}</text:p>
            <text:p/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Application validation</text:p>
          </table:table-cell>
          <table:table-cell table:style-name="ce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5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nonymous Identities for Permissioned Blockchains</text:p>
          </table:table-cell>
          <table:table-cell table:style-name="ce2" office:value-type="string" calcext:value-type="string">
            <text:p>ChainAnchor, semi-permissioned blockchain</text:p>
          </table:table-cell>
          <table:table-cell table:style-name="ce2" office:value-type="string" calcext:value-type="string">
            <text:p>Identity management, anonymity, zero-knowledge proof</text:p>
          </table:table-cell>
          <table:table-cell table:style-name="ce2" office:value-type="string" calcext:value-type="string">
            <text:p>Solution Proposal</text:p>
          </table:table-cell>
          <table:table-cell table:style-name="ce2" office:value-type="string" calcext:value-type="string">
            <text:p>permissioned</text:p>
          </table:table-cell>
          <table:table-cell table:style-name="ce4" office:value-type="string" calcext:value-type="string">
            <text:p>@article{hardjonoanonymous,</text:p>
            <text:p>  title={Anonymous Identities for Permissioned Blockchains},</text:p>
            <text:p>  author={Hardjono, Thomas and Smith, Ned and Pentland, Alex Sandy}, year={2016}</text:p>
            <text:p>}</text:p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None</text:p>
          </table:table-cell>
          <table:table-cell table:style-name="ce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4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n Inquiry into Money Laundering Tools in the Bitcoin Ecosystem</text:p>
          </table:table-cell>
          <table:table-cell table:style-name="ce2" office:value-type="string" calcext:value-type="string">
            <text:p>Anti-money laundering strategies</text:p>
          </table:table-cell>
          <table:table-cell table:style-name="ce2" office:value-type="string" calcext:value-type="string">
            <text:p>Transaction anonymization, transaction deanonymization</text:p>
          </table:table-cell>
          <table:table-cell table:style-name="ce5" office:value-type="string" calcext:value-type="string">
            <text:p>Validation Research &amp; Solution Proposal</text:p>
          </table:table-cell>
          <table:table-cell table:style-name="ce2" office:value-type="string" calcext:value-type="string">
            <text:p>both</text:p>
          </table:table-cell>
          <table:table-cell table:style-name="ce4" office:value-type="string" calcext:value-type="string">
            <text:p>@inproceedings{moser2013inquiry,</text:p>
            <text:p>  title={An inquiry into money laundering tools in the Bitcoin ecosystem},</text:p>
            <text:p>  author={Moser, Malte and Bohme, Rainer and Breuker, Dominic},</text:p>
            <text:p>  booktitle={eCrime Researchers Summit (eCRS), 2013},</text:p>
            <text:p>  pages={1--14},</text:p>
            <text:p>  year={2013},</text:p>
            <text:p>  organization={IEEE}</text:p>
            <text:p>}</text:p>
            <text:p/>
          </table:table-cell>
          <table:table-cell table:style-name="ce5" office:value-type="string" calcext:value-type="string">
            <text:p>Report &amp; Improvement &amp; Application</text:p>
          </table:table-cell>
          <table:table-cell table:style-name="ce2" table:number-columns-repeated="2"/>
          <table:table-cell table:style-name="ce5" office:value-type="float" office:value="2013" calcext:value-type="float">
            <text:p>2013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 Permissioned Blockchain Framework for Supporting Instant Transaction and Dynamic Block Size</text:p>
          </table:table-cell>
          <table:table-cell table:style-name="ce4" office:value-type="string" calcext:value-type="string">
            <text:p>Instant transaction, bottleneck analysis of  Bitcoin-derived blockchain</text:p>
            <text:p/>
          </table:table-cell>
          <table:table-cell table:style-name="ce2" office:value-type="string" calcext:value-type="string">
            <text:p>Bitcoin, permissioned blockchains, throughput, scalability</text:p>
          </table:table-cell>
          <table:table-cell table:style-name="ce5" office:value-type="string" calcext:value-type="string">
            <text:p>Evaluation Research &amp; Solution Proposal</text:p>
          </table:table-cell>
          <table:table-cell table:style-name="ce2" office:value-type="string" calcext:value-type="string">
            <text:p>permissioned</text:p>
          </table:table-cell>
          <table:table-cell table:style-name="ce4" office:value-type="string" calcext:value-type="string">
            <text:p>@inproceedings{min2016permissioned,</text:p>
            <text:p>  title={A Permissioned Blockchain Framework for Supporting Instant Transaction and Dynamic Block Size},</text:p>
            <text:p>  author={Min, Xinping and Li, Qingzhong and Liu, Lei and Cui, Lizhen},</text:p>
            <text:p>  booktitle={Trustcom/BigDataSE/I​ SPA, 2016 IEEE},</text:p>
            <text:p>  pages={90--96},</text:p>
            <text:p>  year={2016},</text:p>
            <text:p>  organization={IEEE}</text:p>
            <text:p>}</text:p>
            <text:p/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Application validation</text:p>
          </table:table-cell>
          <table:table-cell table:style-name="ce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 maturity model for blockchain adoption</text:p>
          </table:table-cell>
          <table:table-cell table:style-name="ce2" office:value-type="string" calcext:value-type="string">
            <text:p>Maturity evaluation, adoption rate</text:p>
          </table:table-cell>
          <table:table-cell table:style-name="ce2" office:value-type="string" calcext:value-type="string">
            <text:p>Capability and Maturity model, blockchain</text:p>
          </table:table-cell>
          <table:table-cell table:style-name="ce5" office:value-type="string" calcext:value-type="string">
            <text:p>Evaluation Research &amp; Solution Proposal</text:p>
          </table:table-cell>
          <table:table-cell table:style-name="ce2" office:value-type="string" calcext:value-type="string">
            <text:p>both</text:p>
          </table:table-cell>
          <table:table-cell table:style-name="ce4" office:value-type="string" calcext:value-type="string">
            <text:p>@article{wang2016maturity,</text:p>
            <text:p>  title={A maturity model for blockchain adoption},</text:p>
            <text:p>  author={Wang, Huaiqing and Chen, Kun and Xu, Dongming},</text:p>
            <text:p>  journal={Financial Innovation},</text:p>
            <text:p>  volume={2},</text:p>
            <text:p>  number={1},</text:p>
            <text:p>  pages={12},</text:p>
            <text:p>  year={2016},</text:p>
            <text:p>  publisher={Springer}</text:p>
            <text:p>}</text:p>
            <text:p/>
          </table:table-cell>
          <table:table-cell table:style-name="ce5" office:value-type="string" calcext:value-type="string">
            <text:p>Report &amp; Improvement</text:p>
          </table:table-cell>
          <table:table-cell table:style-name="ce2" table:number-columns-repeated="2"/>
          <table:table-cell table:style-name="ce5" office:value-type="float" office:value="2016" calcext:value-type="float">
            <text:p>2016</text:p>
          </table:table-cell>
          <table:table-cell table:style-name="ce2" table:number-columns-repeated="15"/>
          <table:table-cell table:number-columns-repeated="998"/>
        </table:table-row>
        <table:table-row table:style-name="ro8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ethinking Permissioned Blockchains</text:p>
          </table:table-cell>
          <table:table-cell table:style-name="ce2" office:value-type="string" calcext:value-type="string">
            <text:p>Limitation identification, architecture design</text:p>
          </table:table-cell>
          <table:table-cell table:style-name="ce4" office:value-type="string" calcext:value-type="string">
            <text:p> permissioned blockchain, architectural limitations, smart-contracts, Hyperledger</text:p>
            <text:p/>
          </table:table-cell>
          <table:table-cell table:style-name="ce5" office:value-type="string" calcext:value-type="string">
            <text:p>Evaluation Research &amp; Solution Proposal</text:p>
          </table:table-cell>
          <table:table-cell table:style-name="ce2" office:value-type="string" calcext:value-type="string">
            <text:p>permissioned</text:p>
          </table:table-cell>
          <table:table-cell table:style-name="ce4" office:value-type="string" calcext:value-type="string">
            <text:p>@article{vukolicrethinking,</text:p>
            <text:p>  title={Rethinking Permissioned Blockchains},</text:p>
            <text:p>  author={Vukolic, Marko},</text:p>
            <text:p>  year={2017}</text:p>
            <text:p>}</text:p>
            <text:p/>
          </table:table-cell>
          <table:table-cell table:style-name="ce5" office:value-type="string" calcext:value-type="string">
            <text:p>Application &amp; Improvement</text:p>
          </table:table-cell>
          <table:table-cell table:style-name="ce2" office:value-type="string" calcext:value-type="string">
            <text:p>None</text:p>
          </table:table-cell>
          <table:table-cell table:style-name="ce2"/>
          <table:table-cell table:style-name="ce5" office:value-type="float" office:value="2017" calcext:value-type="float">
            <text:p>2017</text:p>
          </table:table-cell>
          <table:table-cell table:style-name="ce2" table:number-columns-repeated="15"/>
          <table:table-cell table:number-columns-repeated="998"/>
        </table:table-row>
        <table:table-row table:style-name="ro2" table:number-rows-repeated="974">
          <table:table-cell table:style-name="ce2" table:number-columns-repeated="26"/>
          <table:table-cell table:number-columns-repeated="998"/>
        </table:table-row>
        <table:table-row table:style-name="ro9" table:number-rows-repeated="10475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Experiments" table:style-name="ta2">
        <table:table-column table:style-name="co12" table:number-columns-repeated="1024" table:default-cell-style-name="Default"/>
        <table:table-row table:style-name="ro10">
          <table:table-cell table:formula="of:=IFERROR(__xludf.dummyfunction(&quot;UNIQUE(Experiment_facet)&quot;);&quot;&quot;)">
            <text:p/>
          </table:table-cell>
          <table:table-cell/>
          <table:table-cell table:number-matrix-columns-spanned="2" table:number-matrix-rows-spanned="2" table:formula="of:=TRANSPOSE([.A2:.B3])" office:value-type="string" office:string-value="Application validation" calcext:value-type="string">
            <text:p>Application validation</text:p>
          </table:table-cell>
          <table:table-cell office:value-type="string" office:string-value="None" calcext:value-type="string">
            <text:p>None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Application validation</text:p>
          </table:table-cell>
          <table:table-cell table:formula="of:=COUNTIF(Experiment_facet;&quot;&quot;&amp;[.A$1:.A$1048576])" office:value-type="string" office:string-value="7" calcext:value-type="string">
            <text:p>7</text:p>
          </table:table-cell>
          <table:table-cell office:value-type="string" office:string-value="7" calcext:value-type="string">
            <text:p>7</text:p>
          </table:table-cell>
          <table:table-cell office:value-type="string" office:string-value="9" calcext:value-type="string">
            <text:p>9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None</text:p>
          </table:table-cell>
          <table:table-cell table:formula="of:=COUNTIF(Experiment_facet;&quot;&quot;&amp;[.A$1:.A$1048576])" office:value-type="string" office:string-value="9" calcext:value-type="string">
            <text:p>9</text:p>
          </table:table-cell>
          <table:table-cell table:number-columns-repeated="1022"/>
        </table:table-row>
        <table:table-row table:style-name="ro10">
          <table:table-cell table:style-name="ce7" office:value-type="string" calcext:value-type="string">
            <text:p>Total </text:p>
          </table:table-cell>
          <table:table-cell table:formula="of:=SUM([.B1:.B3])" office:value-type="string" office:string-value="16" calcext:value-type="string">
            <text:p>16</text:p>
          </table:table-cell>
          <table:table-cell table:number-columns-repeated="1022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number-columns-repeated="4"/>
          <table:table-cell>
            <draw:frame table:end-cell-address="Experiments.K27" table:end-x="17.97pt" table:end-y="14.97pt" draw:z-index="0" draw:name="Chart 1" draw:style-name="gr1" draw:text-style-name="P1" svg:width="599.22pt" svg:height="278.22pt" svg:x="66.76pt" svg:y="6.75pt">
              <loext:p draw:notify-on-update-of-ranges="Experiments.C1:Experiments.D1 Experiments.C2:Experiments.D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lockchain_type" table:style-name="ta3">
        <table:table-column table:style-name="co12" table:number-columns-repeated="1024" table:default-cell-style-name="Default"/>
        <table:table-row table:style-name="ro10">
          <table:table-cell table:formula="of:=IFERROR(__xludf.dummyfunction(&quot;UNIQUE(Blockchain_type)&quot;);&quot;both&quot;)" office:value-type="string" office:string-value="both" calcext:value-type="string">
            <text:p>both</text:p>
          </table:table-cell>
          <table:table-cell table:formula="of:=COUNTIF(Blockchain_type; &quot;&quot;&amp;[.A$1:.A$1048576] )" office:value-type="string" office:string-value="15" calcext:value-type="string">
            <text:p>15</text:p>
          </table:table-cell>
          <table:table-cell/>
          <table:table-cell table:number-matrix-columns-spanned="4" table:number-matrix-rows-spanned="2" table:formula="of:=TRANSPOSE([.A1:.B4])" office:value-type="string" office:string-value="both" calcext:value-type="string">
            <text:p>both</text:p>
          </table:table-cell>
          <table:table-cell office:value-type="string" office:string-value="permissioned" calcext:value-type="string">
            <text:p>permissioned</text:p>
          </table:table-cell>
          <table:table-cell office:value-type="string" office:string-value="permissionless" calcext:value-type="string">
            <text:p>permissionless</text:p>
          </table:table-cell>
          <table:table-cell office:value-type="float" office:value="0" calcext:value-type="float">
            <text:p/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permissioned</text:p>
          </table:table-cell>
          <table:table-cell table:formula="of:=COUNTIF(Blockchain_type; &quot;&quot;&amp;[.A$1:.A$1048576] )" office:value-type="string" office:string-value="9" calcext:value-type="string">
            <text:p>9</text:p>
          </table:table-cell>
          <table:table-cell/>
          <table:table-cell office:value-type="string" office:string-value="15" calcext:value-type="string">
            <text:p>15</text:p>
          </table:table-cell>
          <table:table-cell office:value-type="string" office:string-value="9" calcext:value-type="string">
            <text:p>9</text:p>
          </table:table-cell>
          <table:table-cell office:value-type="string" office:string-value="1" calcext:value-type="string">
            <text:p>1</text:p>
          </table:table-cell>
          <table:table-cell office:value-type="float" office:value="0" calcext:value-type="float">
            <text:p/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permissionless</text:p>
          </table:table-cell>
          <table:table-cell table:formula="of:=COUNTIF(Blockchain_type; &quot;&quot;&amp;[.A$1:.A$1048576] )" office:value-type="string" office:string-value="1" calcext:value-type="string">
            <text:p>1</text:p>
          </table:table-cell>
          <table:table-cell table:number-columns-repeated="1022"/>
        </table:table-row>
        <table:table-row table:style-name="ro9" table:number-rows-repeated="6">
          <table:table-cell table:number-columns-repeated="1024"/>
        </table:table-row>
        <table:table-row table:style-name="ro9">
          <table:table-cell table:number-columns-repeated="3"/>
          <table:table-cell>
            <draw:frame table:end-cell-address="Blockchain_type.I29" table:end-x="52.47pt" table:end-y="3.71pt" draw:z-index="0" draw:name="Chart 2" draw:style-name="gr1" draw:text-style-name="P1" svg:width="536.23pt" svg:height="278.22pt" svg:x="56.24pt" svg:y="10.49pt">
              <loext:p draw:notify-on-update-of-ranges="Blockchain_type.D1:Blockchain_type.D1 Blockchain_type.D2:Blockchain_type.D2 Blockchain_type.E1:Blockchain_type.E1 Blockchain_type.E2:Blockchain_type.E2 Blockchain_type.F1:Blockchain_type.F1 Blockchain_type.F2:Blockchain_type.F2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lease year" table:style-name="ta4">
        <table:table-column table:style-name="co10" table:number-columns-repeated="6" table:default-cell-style-name="Default"/>
        <table:table-column table:style-name="co11" table:number-columns-repeated="20" table:default-cell-style-name="Default"/>
        <table:table-column table:style-name="co12" table:number-columns-repeated="998" table:default-cell-style-name="Default"/>
        <table:table-row table:style-name="ro2">
          <table:table-cell table:style-name="ce5" table:number-matrix-columns-spanned="1" table:number-matrix-rows-spanned="999" table:formula="of:=sort(Year; 1; 1)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office:value-type="string" office:string-value="" calcext:value-type="error">
            <text:p>#NAME?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ntribution facet" table:style-name="ta5">
        <table:table-column table:style-name="co13" table:default-cell-style-name="Default"/>
        <table:table-column table:style-name="co14" table:number-columns-repeated="2" table:default-cell-style-name="Default"/>
        <table:table-column table:style-name="co10" table:number-columns-repeated="2" table:default-cell-style-name="Default"/>
        <table:table-column table:style-name="co15" table:number-columns-repeated="2" table:default-cell-style-name="Default"/>
        <table:table-column table:style-name="co10" table:default-cell-style-name="Default"/>
        <table:table-column table:style-name="co11" table:number-columns-repeated="20" table:default-cell-style-name="Default"/>
        <table:table-column table:style-name="co12" table:number-columns-repeated="996" table:default-cell-style-name="Default"/>
        <table:table-row table:style-name="ro2">
          <table:table-cell table:style-name="ce5" table:formula="of:=IFERROR(__xludf.dummyfunction(&quot;SORT(UNIQUE(Contribution_facet),1,TRUE)&quot;);&quot;Application&quot;)" office:value-type="string" office:string-value="Application" calcext:value-type="string">
            <text:p>Application</text:p>
          </table:table-cell>
          <table:table-cell table:style-name="ce5" table:formula="of:=COUNTIF(Contribution_facet;[.A$1:.A$1048576])" office:value-type="string" office:string-value="2" calcext:value-type="string">
            <text:p>2</text:p>
          </table:table-cell>
          <table:table-cell table:style-name="ce5" table:number-matrix-columns-spanned="8" table:number-matrix-rows-spanned="2" table:formula="of:=TRANSPOSE([.A1:.B8])" office:value-type="string" office:string-value="Application" calcext:value-type="string">
            <text:p>Application</text:p>
          </table:table-cell>
          <table:table-cell table:style-name="ce5" office:value-type="string" office:string-value="Application &amp; Improvement" calcext:value-type="string">
            <text:p>Application &amp; Improvement</text:p>
          </table:table-cell>
          <table:table-cell table:style-name="ce5" office:value-type="string" office:string-value="Improvement" calcext:value-type="string">
            <text:p>Improvement</text:p>
          </table:table-cell>
          <table:table-cell table:style-name="ce5" office:value-type="string" office:string-value="Report" calcext:value-type="string">
            <text:p>Report</text:p>
          </table:table-cell>
          <table:table-cell table:style-name="ce5" office:value-type="string" office:string-value="Report &amp; Improvement" calcext:value-type="string">
            <text:p>Report &amp; Improvement</text:p>
          </table:table-cell>
          <table:table-cell table:style-name="ce2" office:value-type="string" office:string-value="Report &amp; Improvement &amp; Application" calcext:value-type="string">
            <text:p>Report &amp; Improvement &amp; Application</text:p>
          </table:table-cell>
          <table:table-cell table:style-name="ce5" office:value-type="float" office:value="0" calcext:value-type="float">
            <text:p/>
          </table:table-cell>
          <table:table-cell table:style-name="ce2" office:value-type="string" office:string-value="Total" calcext:value-type="string">
            <text:p>Total</text:p>
          </table:table-cell>
          <table:table-cell table:style-name="ce2" table:number-columns-repeated="18"/>
          <table:table-cell table:number-columns-repeated="996"/>
        </table:table-row>
        <table:table-row table:style-name="ro2">
          <table:table-cell table:style-name="ce5" office:value-type="string" calcext:value-type="string">
            <text:p>Application &amp; Improvement</text:p>
          </table:table-cell>
          <table:table-cell table:style-name="ce5" table:formula="of:=COUNTIF(Contribution_facet;[.A$1:.A$1048576])" office:value-type="string" office:string-value="12" calcext:value-type="string">
            <text:p>12</text:p>
          </table:table-cell>
          <table:table-cell table:style-name="ce5" office:value-type="string" office:string-value="2" calcext:value-type="string">
            <text:p>2</text:p>
          </table:table-cell>
          <table:table-cell table:style-name="ce8" office:value-type="string" office:string-value="12" calcext:value-type="string">
            <text:p>12</text:p>
          </table:table-cell>
          <table:table-cell table:style-name="ce2" office:value-type="string" office:string-value="2" calcext:value-type="string">
            <text:p>2</text:p>
          </table:table-cell>
          <table:table-cell table:style-name="ce2" office:value-type="string" office:string-value="7" calcext:value-type="string">
            <text:p>7</text:p>
          </table:table-cell>
          <table:table-cell table:style-name="ce2" office:value-type="string" office:string-value="1" calcext:value-type="string">
            <text:p>1</text:p>
          </table:table-cell>
          <table:table-cell table:style-name="ce2" office:value-type="string" office:string-value="1" calcext:value-type="string">
            <text:p>1</text:p>
          </table:table-cell>
          <table:table-cell table:style-name="ce2" office:value-type="float" office:value="0" calcext:value-type="float">
            <text:p/>
          </table:table-cell>
          <table:table-cell table:style-name="ce2" office:value-type="string" office:string-value="25" calcext:value-type="string">
            <text:p>25</text:p>
          </table:table-cell>
          <table:table-cell table:style-name="ce2" table:number-columns-repeated="18"/>
          <table:table-cell table:number-columns-repeated="996"/>
        </table:table-row>
        <table:table-row table:style-name="ro2">
          <table:table-cell table:style-name="ce5" office:value-type="string" calcext:value-type="string">
            <text:p>Improvement</text:p>
          </table:table-cell>
          <table:table-cell table:style-name="ce5" table:formula="of:=COUNTIF(Contribution_facet;[.A$1:.A$1048576])" office:value-type="string" office:string-value="2" calcext:value-type="string">
            <text:p>2</text:p>
          </table:table-cell>
          <table:table-cell table:style-name="ce5"/>
          <table:table-cell table:style-name="ce8"/>
          <table:table-cell table:style-name="ce2" table:number-columns-repeated="24"/>
          <table:table-cell table:number-columns-repeated="996"/>
        </table:table-row>
        <table:table-row table:style-name="ro2">
          <table:table-cell table:style-name="ce5" office:value-type="string" calcext:value-type="string">
            <text:p>Report</text:p>
          </table:table-cell>
          <table:table-cell table:style-name="ce5" table:formula="of:=COUNTIF(Contribution_facet;[.A$1:.A$1048576])" office:value-type="string" office:string-value="7" calcext:value-type="string">
            <text:p>7</text:p>
          </table:table-cell>
          <table:table-cell table:style-name="ce5"/>
          <table:table-cell table:style-name="ce2" table:number-columns-repeated="25"/>
          <table:table-cell table:number-columns-repeated="996"/>
        </table:table-row>
        <table:table-row table:style-name="ro2">
          <table:table-cell table:style-name="ce5" office:value-type="string" calcext:value-type="string">
            <text:p>Report &amp; Improvement</text:p>
          </table:table-cell>
          <table:table-cell table:style-name="ce5" table:formula="of:=COUNTIF(Contribution_facet;[.A$1:.A$1048576])" office:value-type="string" office:string-value="1" calcext:value-type="string">
            <text:p>1</text:p>
          </table:table-cell>
          <table:table-cell table:style-name="ce5"/>
          <table:table-cell table:style-name="ce2" table:number-columns-repeated="25"/>
          <table:table-cell table:number-columns-repeated="996"/>
        </table:table-row>
        <table:table-row table:style-name="ro2">
          <table:table-cell table:style-name="ce2" office:value-type="string" calcext:value-type="string">
            <text:p>Report &amp; Improvement &amp; Application</text:p>
          </table:table-cell>
          <table:table-cell table:style-name="ce2" table:formula="of:=COUNTIF(Contribution_facet;[.A$1:.A$1048576])" office:value-type="string" office:string-value="1" calcext:value-type="string">
            <text:p>1</text:p>
          </table:table-cell>
          <table:table-cell table:style-name="ce2" table:number-columns-repeated="26"/>
          <table:table-cell table:number-columns-repeated="996"/>
        </table:table-row>
        <table:table-row table:style-name="ro2">
          <table:table-cell table:style-name="ce5"/>
          <table:table-cell table:style-name="ce2" table:number-columns-repeated="27"/>
          <table:table-cell table:number-columns-repeated="996"/>
        </table:table-row>
        <table:table-row table:style-name="ro2">
          <table:table-cell table:style-name="ce5" office:value-type="string" calcext:value-type="string">
            <text:p>Total</text:p>
          </table:table-cell>
          <table:table-cell table:style-name="ce2" table:formula="of:=SUM([.B1:.B6])" office:value-type="string" office:string-value="25" calcext:value-type="string">
            <text:p>25</text:p>
          </table:table-cell>
          <table:table-cell table:style-name="ce2" table:number-columns-repeated="26"/>
          <table:table-cell table:number-columns-repeated="996"/>
        </table:table-row>
        <table:table-row table:style-name="ro2" table:number-rows-repeated="2">
          <table:table-cell table:style-name="ce2" table:number-columns-repeated="28"/>
          <table:table-cell table:number-columns-repeated="996"/>
        </table:table-row>
        <table:table-row table:style-name="ro2">
          <table:table-cell table:style-name="ce2">
            <draw:frame table:end-cell-address="'Contribution facet'.F32" table:end-x="20.98pt" table:end-y="11.2pt" draw:z-index="0" draw:name="Chart 3" draw:style-name="gr1" draw:text-style-name="P1" svg:width="650.21pt" svg:height="278.22pt" svg:x="0pt" svg:y="0.74pt">
              <loext:p draw:notify-on-update-of-ranges="'Contribution facet'.C1:'Contribution facet'.C1 'Contribution facet'.C2:'Contribution facet'.C2 'Contribution facet'.D1:'Contribution facet'.D1 'Contribution facet'.D2:'Contribution facet'.D2 'Contribution facet'.E1:'Contribution facet'.E1 'Contribution facet'.E2:'Contribution facet'.E2 'Contribution facet'.F1:'Contribution facet'.F1 'Contribution facet'.F2:'Contribution facet'.F2 'Contribution facet'.G1:'Contribution facet'.G1 'Contribution facet'.G2:'Contribution facet'.G2 'Contribution facet'.H1:'Contribution facet'.H1 'Contribution facet'.H2:'Contribution facet'.H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table:number-columns-repeated="27"/>
          <table:table-cell table:number-columns-repeated="996"/>
        </table:table-row>
        <table:table-row table:style-name="ro2" table:number-rows-repeated="989">
          <table:table-cell table:style-name="ce2" table:number-columns-repeated="28"/>
          <table:table-cell table:number-columns-repeated="996"/>
        </table:table-row>
        <table:table-row table:style-name="ro9" table:number-rows-repeated="1047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earch facet" table:style-name="ta6"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number-columns-repeated="1021" table:default-cell-style-name="Default"/>
        <table:table-row table:style-name="ro10">
          <table:table-cell table:style-name="ce9" table:formula="of:=IFERROR(__xludf.dummyfunction(&quot;SORT(UNIQUE(Research_facet),1,TRUE)&quot;);&quot;Evaluation Research&quot;)" office:value-type="string" office:string-value="Evaluation Research" calcext:value-type="string">
            <text:p>Evaluation Research</text:p>
          </table:table-cell>
          <table:table-cell table:style-name="ce9" table:formula="of:=COUNTIF(Research_facet;[.A$1:.A$1048576])" office:value-type="string" office:string-value="3" calcext:value-type="string">
            <text:p>3</text:p>
          </table:table-cell>
          <table:table-cell table:style-name="ce9" table:number-matrix-columns-spanned="10" table:number-matrix-rows-spanned="2" table:formula="of:=TRANSPOSE([.A1:.B10])" office:value-type="string" office:string-value="Evaluation Research" calcext:value-type="string">
            <text:p>Evaluation Research</text:p>
          </table:table-cell>
          <table:table-cell office:value-type="string" office:string-value="Evaluation Research &amp; Opinion Paper" calcext:value-type="string">
            <text:p>Evaluation Research &amp; Opinion Paper</text:p>
          </table:table-cell>
          <table:table-cell office:value-type="string" office:string-value="Evaluation Research &amp; Solution Proposal" calcext:value-type="string">
            <text:p>Evaluation Research &amp; Solution Proposal</text:p>
          </table:table-cell>
          <table:table-cell office:value-type="string" office:string-value="Evaluation Research &amp; Validation Research" calcext:value-type="string">
            <text:p>Evaluation Research &amp; Validation Research</text:p>
          </table:table-cell>
          <table:table-cell office:value-type="string" office:string-value="Evaluation Research &amp; Validation Research &amp; Solution Proposal" calcext:value-type="string">
            <text:p>Evaluation Research &amp; Validation Research &amp; Solution Proposal</text:p>
          </table:table-cell>
          <table:table-cell office:value-type="string" office:string-value="Opinion paper" calcext:value-type="string">
            <text:p>Opinion paper</text:p>
          </table:table-cell>
          <table:table-cell office:value-type="string" office:string-value="Solution Proposal" calcext:value-type="string">
            <text:p>Solution Proposal</text:p>
          </table:table-cell>
          <table:table-cell office:value-type="string" office:string-value="Validation Research &amp; Solution Proposal" calcext:value-type="string">
            <text:p>Validation Research &amp; Solution Proposal</text:p>
          </table:table-cell>
          <table:table-cell office:value-type="string" office:string-value="Validation Research &amp; Solution Proposal &amp; Opinion Paper" calcext:value-type="string">
            <text:p>Validation Research &amp; Solution Proposal &amp; Opinion Paper</text:p>
          </table:table-cell>
          <table:table-cell office:value-type="float" office:value="0" calcext:value-type="float">
            <text:p/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Evaluation Research &amp; Opinion Paper</text:p>
          </table:table-cell>
          <table:table-cell table:formula="of:=COUNTIF(Research_facet;[.A$1:.A$1048576])" office:value-type="string" office:string-value="1" calcext:value-type="string">
            <text:p>1</text:p>
          </table:table-cell>
          <table:table-cell office:value-type="string" office:string-value="3" calcext:value-type="string">
            <text:p>3</text:p>
          </table:table-cell>
          <table:table-cell office:value-type="string" office:string-value="1" calcext:value-type="string">
            <text:p>1</text:p>
          </table:table-cell>
          <table:table-cell office:value-type="string" office:string-value="4" calcext:value-type="string">
            <text:p>4</text:p>
          </table:table-cell>
          <table:table-cell office:value-type="string" office:string-value="1" calcext:value-type="string">
            <text:p>1</text:p>
          </table:table-cell>
          <table:table-cell office:value-type="string" office:string-value="2" calcext:value-type="string">
            <text:p>2</text:p>
          </table:table-cell>
          <table:table-cell office:value-type="string" office:string-value="2" calcext:value-type="string">
            <text:p>2</text:p>
          </table:table-cell>
          <table:table-cell office:value-type="string" office:string-value="8" calcext:value-type="string">
            <text:p>8</text:p>
          </table:table-cell>
          <table:table-cell office:value-type="string" office:string-value="3" calcext:value-type="string">
            <text:p>3</text:p>
          </table:table-cell>
          <table:table-cell office:value-type="string" office:string-value="1" calcext:value-type="string">
            <text:p>1</text:p>
          </table:table-cell>
          <table:table-cell office:value-type="float" office:value="0" calcext:value-type="float">
            <text:p/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Evaluation Research &amp; Solution Proposal</text:p>
          </table:table-cell>
          <table:table-cell table:formula="of:=COUNTIF(Research_facet;[.A$1:.A$1048576])" office:value-type="string" office:string-value="4" calcext:value-type="string">
            <text:p>4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Evaluation Research &amp; Validation Research</text:p>
          </table:table-cell>
          <table:table-cell table:formula="of:=COUNTIF(Research_facet;[.A$1:.A$1048576])" office:value-type="string" office:string-value="1" calcext:value-type="string">
            <text:p>1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Evaluation Research &amp; Validation Research &amp; Solution Proposal</text:p>
          </table:table-cell>
          <table:table-cell table:formula="of:=COUNTIF(Research_facet;[.A$1:.A$1048576])" office:value-type="string" office:string-value="2" calcext:value-type="string">
            <text:p>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pinion paper</text:p>
          </table:table-cell>
          <table:table-cell table:style-name="ce9" table:formula="of:=COUNTIF(Research_facet;[.A$1:.A$1048576])" office:value-type="string" office:string-value="2" calcext:value-type="string">
            <text:p>2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Solution Proposal</text:p>
          </table:table-cell>
          <table:table-cell table:formula="of:=COUNTIF(Research_facet;[.A$1:.A$1048576])" office:value-type="string" office:string-value="8" calcext:value-type="string">
            <text:p>8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Validation Research &amp; Solution Proposal</text:p>
          </table:table-cell>
          <table:table-cell table:formula="of:=COUNTIF(Research_facet;[.A$1:.A$1048576])" office:value-type="string" office:string-value="3" calcext:value-type="string">
            <text:p>3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Validation Research &amp; Solution Proposal &amp; Opinion Paper</text:p>
          </table:table-cell>
          <table:table-cell table:formula="of:=COUNTIF(Research_facet;[.A$1:.A$1048576])" office:value-type="string" office:string-value="1" calcext:value-type="string">
            <text:p>1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ntributions per year" table:style-name="ta7">
        <table:table-column table:style-name="co12" table:number-columns-repeated="2" table:default-cell-style-name="Default"/>
        <table:table-column table:style-name="co18" table:default-cell-style-name="Default"/>
        <table:table-column table:style-name="co12" table:number-columns-repeated="1021" table:default-cell-style-name="Default"/>
        <table:table-row table:style-name="ro10">
          <table:table-cell table:style-name="ce7" table:number-columns-repeated="4"/>
          <table:table-cell table:number-columns-repeated="1020"/>
        </table:table-row>
        <table:table-row table:style-name="ro10">
          <table:table-cell table:number-columns-repeated="3"/>
          <table:table-cell table:style-name="ce9"/>
          <table:table-cell table:number-columns-repeated="1020"/>
        </table:table-row>
        <table:table-row table:style-name="ro9" table:number-rows-repeated="5">
          <table:table-cell table:number-columns-repeated="1024"/>
        </table:table-row>
        <table:table-row table:style-name="ro10">
          <table:table-cell table:style-name="ce7"/>
          <table:table-cell table:number-matrix-columns-spanned="6" table:number-matrix-rows-spanned="1" table:formula="of:=TRANSPOSE([$'Contribution facet'.A1:.A6])" office:value-type="string" office:string-value="Application" calcext:value-type="string">
            <text:p>Application</text:p>
          </table:table-cell>
          <table:table-cell office:value-type="string" office:string-value="Application &amp; Improvement" calcext:value-type="string">
            <text:p>Application &amp; Improvement</text:p>
          </table:table-cell>
          <table:table-cell office:value-type="string" office:string-value="Improvement" calcext:value-type="string">
            <text:p>Improvement</text:p>
          </table:table-cell>
          <table:table-cell office:value-type="string" office:string-value="Report" calcext:value-type="string">
            <text:p>Report</text:p>
          </table:table-cell>
          <table:table-cell office:value-type="string" office:string-value="Report &amp; Improvement" calcext:value-type="string">
            <text:p>Report &amp; Improvement</text:p>
          </table:table-cell>
          <table:table-cell office:value-type="string" office:string-value="Report &amp; Improvement &amp; Application" calcext:value-type="string">
            <text:p>Report &amp; Improvement &amp; Application</text:p>
          </table:table-cell>
          <table:table-cell table:number-columns-repeated="1017"/>
        </table:table-row>
        <table:table-row table:style-name="ro10">
          <table:table-cell table:formula="of:=IFERROR(__xludf.dummyfunction(&quot;SORT(UNIQUE(Year),1,TRUE)&quot;);&quot;2008&quot;)" office:value-type="string" office:string-value="2008" calcext:value-type="string">
            <text:p>2008</text:p>
          </table:table-cell>
          <table:table-cell table:formula="of:=COUNTIFS(Contribution_facet;&quot;&quot;&amp;[.B8];Year; [.A$1:.A$1048576])" office:value-type="string" office:string-value="1" calcext:value-type="string">
            <text:p>1</text:p>
          </table:table-cell>
          <table:table-cell table:formula="of:=COUNTIFS(Contribution_facet;&quot;&quot;&amp;[.C8];Year; [.A$1:.A$1048576])" office:value-type="string" office:string-value="0" calcext:value-type="string">
            <text:p>0</text:p>
          </table:table-cell>
          <table:table-cell table:formula="of:=COUNTIFS(Contribution_facet;&quot;&quot;&amp;[.D8];Year; [.A$1:.A$1048576])" office:value-type="string" office:string-value="0" calcext:value-type="string">
            <text:p>0</text:p>
          </table:table-cell>
          <table:table-cell table:formula="of:=COUNTIFS(Contribution_facet;&quot;&quot;&amp;[.E8];Year; [.A$1:.A$1048576])" office:value-type="string" office:string-value="0" calcext:value-type="string">
            <text:p>0</text:p>
          </table:table-cell>
          <table:table-cell table:formula="of:=COUNTIFS(Contribution_facet;&quot;&quot;&amp;[.F8];Year; [.A$1:.A$1048576])" office:value-type="string" office:string-value="0" calcext:value-type="string">
            <text:p>0</text:p>
          </table:table-cell>
          <table:table-cell table:formula="of:=COUNTIFS(Contribution_facet;&quot;&quot;&amp;[.G8];Year; [.A$1:.A$1048576]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0">
          <table:table-cell office:value-type="float" office:value="2013" calcext:value-type="float">
            <text:p>2013</text:p>
          </table:table-cell>
          <table:table-cell table:formula="of:=COUNTIFS(Contribution_facet;&quot;&quot;&amp;[.B8];Year; [.A$1:.A$1048576])" office:value-type="string" office:string-value="0" calcext:value-type="string">
            <text:p>0</text:p>
          </table:table-cell>
          <table:table-cell table:formula="of:=COUNTIFS(Contribution_facet;&quot;&quot;&amp;[.C8];Year; [.A$1:.A$1048576])" office:value-type="string" office:string-value="0" calcext:value-type="string">
            <text:p>0</text:p>
          </table:table-cell>
          <table:table-cell table:formula="of:=COUNTIFS(Contribution_facet;&quot;&quot;&amp;[.D8];Year; [.A$1:.A$1048576])" office:value-type="string" office:string-value="0" calcext:value-type="string">
            <text:p>0</text:p>
          </table:table-cell>
          <table:table-cell table:formula="of:=COUNTIFS(Contribution_facet;&quot;&quot;&amp;[.E8];Year; [.A$1:.A$1048576])" office:value-type="string" office:string-value="0" calcext:value-type="string">
            <text:p>0</text:p>
          </table:table-cell>
          <table:table-cell table:formula="of:=COUNTIFS(Contribution_facet;&quot;&quot;&amp;[.F8];Year; [.A$1:.A$1048576])" office:value-type="string" office:string-value="0" calcext:value-type="string">
            <text:p>0</text:p>
          </table:table-cell>
          <table:table-cell table:formula="of:=COUNTIFS(Contribution_facet;&quot;&quot;&amp;[.G8];Year; [.A$1:.A$1048576])" office:value-type="string" office:string-value="1" calcext:value-type="string">
            <text:p>1</text:p>
          </table:table-cell>
          <table:table-cell table:number-columns-repeated="1017"/>
        </table:table-row>
        <table:table-row table:style-name="ro10">
          <table:table-cell office:value-type="float" office:value="2015" calcext:value-type="float">
            <text:p>2015</text:p>
          </table:table-cell>
          <table:table-cell table:formula="of:=COUNTIFS(Contribution_facet;&quot;&quot;&amp;[.B8];Year; [.A$1:.A$1048576])" office:value-type="string" office:string-value="0" calcext:value-type="string">
            <text:p>0</text:p>
          </table:table-cell>
          <table:table-cell table:formula="of:=COUNTIFS(Contribution_facet;&quot;&quot;&amp;[.C8];Year; [.A$1:.A$1048576])" office:value-type="string" office:string-value="1" calcext:value-type="string">
            <text:p>1</text:p>
          </table:table-cell>
          <table:table-cell table:formula="of:=COUNTIFS(Contribution_facet;&quot;&quot;&amp;[.D8];Year; [.A$1:.A$1048576])" office:value-type="string" office:string-value="1" calcext:value-type="string">
            <text:p>1</text:p>
          </table:table-cell>
          <table:table-cell table:formula="of:=COUNTIFS(Contribution_facet;&quot;&quot;&amp;[.E8];Year; [.A$1:.A$1048576])" office:value-type="string" office:string-value="0" calcext:value-type="string">
            <text:p>0</text:p>
          </table:table-cell>
          <table:table-cell table:formula="of:=COUNTIFS(Contribution_facet;&quot;&quot;&amp;[.F8];Year; [.A$1:.A$1048576])" office:value-type="string" office:string-value="0" calcext:value-type="string">
            <text:p>0</text:p>
          </table:table-cell>
          <table:table-cell table:formula="of:=COUNTIFS(Contribution_facet;&quot;&quot;&amp;[.G8];Year; [.A$1:.A$1048576]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0">
          <table:table-cell office:value-type="float" office:value="2016" calcext:value-type="float">
            <text:p>2016</text:p>
          </table:table-cell>
          <table:table-cell table:formula="of:=COUNTIFS(Contribution_facet;&quot;&quot;&amp;[.B8];Year; [.A$1:.A$1048576])" office:value-type="string" office:string-value="1" calcext:value-type="string">
            <text:p>1</text:p>
          </table:table-cell>
          <table:table-cell table:formula="of:=COUNTIFS(Contribution_facet;&quot;&quot;&amp;[.C8];Year; [.A$1:.A$1048576])" office:value-type="string" office:string-value="9" calcext:value-type="string">
            <text:p>9</text:p>
          </table:table-cell>
          <table:table-cell table:formula="of:=COUNTIFS(Contribution_facet;&quot;&quot;&amp;[.D8];Year; [.A$1:.A$1048576])" office:value-type="string" office:string-value="1" calcext:value-type="string">
            <text:p>1</text:p>
          </table:table-cell>
          <table:table-cell table:formula="of:=COUNTIFS(Contribution_facet;&quot;&quot;&amp;[.E8];Year; [.A$1:.A$1048576])" office:value-type="string" office:string-value="7" calcext:value-type="string">
            <text:p>7</text:p>
          </table:table-cell>
          <table:table-cell table:formula="of:=COUNTIFS(Contribution_facet;&quot;&quot;&amp;[.F8];Year; [.A$1:.A$1048576])" office:value-type="string" office:string-value="1" calcext:value-type="string">
            <text:p>1</text:p>
          </table:table-cell>
          <table:table-cell table:formula="of:=COUNTIFS(Contribution_facet;&quot;&quot;&amp;[.G8];Year; [.A$1:.A$1048576]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0">
          <table:table-cell office:value-type="float" office:value="2017" calcext:value-type="float">
            <text:p>2017</text:p>
          </table:table-cell>
          <table:table-cell table:formula="of:=COUNTIFS(Contribution_facet;&quot;&quot;&amp;[.B8];Year; [.A$1:.A$1048576])" office:value-type="string" office:string-value="0" calcext:value-type="string">
            <text:p>0</text:p>
          </table:table-cell>
          <table:table-cell table:formula="of:=COUNTIFS(Contribution_facet;&quot;&quot;&amp;[.C8];Year; [.A$1:.A$1048576])" office:value-type="string" office:string-value="2" calcext:value-type="string">
            <text:p>2</text:p>
          </table:table-cell>
          <table:table-cell table:formula="of:=COUNTIFS(Contribution_facet;&quot;&quot;&amp;[.D8];Year; [.A$1:.A$1048576])" office:value-type="string" office:string-value="0" calcext:value-type="string">
            <text:p>0</text:p>
          </table:table-cell>
          <table:table-cell table:formula="of:=COUNTIFS(Contribution_facet;&quot;&quot;&amp;[.E8];Year; [.A$1:.A$1048576])" office:value-type="string" office:string-value="0" calcext:value-type="string">
            <text:p>0</text:p>
          </table:table-cell>
          <table:table-cell table:formula="of:=COUNTIFS(Contribution_facet;&quot;&quot;&amp;[.F8];Year; [.A$1:.A$1048576])" office:value-type="string" office:string-value="0" calcext:value-type="string">
            <text:p>0</text:p>
          </table:table-cell>
          <table:table-cell table:formula="of:=COUNTIFS(Contribution_facet;&quot;&quot;&amp;[.G8];Year; [.A$1:.A$1048576]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Blockchain_type" table:base-cell-address="$Data.$A$1" table:cell-range-address="$Data.$F$1:.$F$1048576"/>
        <table:named-range table:name="Context_keywords" table:base-cell-address="$Data.$A$1" table:cell-range-address="$Data.$D$1:.$D$1048576"/>
        <table:named-range table:name="Contribution_facet" table:base-cell-address="$Data.$A$1" table:cell-range-address="$Data.$H$1:.$H$1048576"/>
        <table:named-range table:name="Contribution_keywords" table:base-cell-address="$Data.$A$1" table:cell-range-address="$Data.$C$1:.$C$1048576"/>
        <table:named-range table:name="Experiment_facet" table:base-cell-address="$Data.$A$1" table:cell-range-address="$Data.$I$1:.$I$1048576"/>
        <table:named-range table:name="ID" table:base-cell-address="$Data.$A$1" table:cell-range-address="$Data.$A$1:.$A$1048576"/>
        <table:named-range table:name="Release_year_sorted" table:base-cell-address="$Data.$A$1" table:cell-range-address="$'Release year'.$A$1:.$A$1048576"/>
        <table:named-range table:name="Reproducibility" table:base-cell-address="$Data.$A$1" table:cell-range-address="$Data.$J$1:.$J$1048576"/>
        <table:named-range table:name="Research_facet" table:base-cell-address="$Data.$A$1" table:cell-range-address="$Data.$E$1:.$E$1048576"/>
        <table:named-range table:name="Title" table:base-cell-address="$Data.$A$1" table:cell-range-address="$Data.$B$1:.$B$1048576"/>
        <table:named-range table:name="Year" table:base-cell-address="$Data.$A$1" table:cell-range-address="$Data.$K$1:.$K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s" style:display-name="PageStyle_Experi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ockchain_5f_type" style:display-name="PageStyle_Blockchain_typ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ease_20_year" style:display-name="PageStyle_Release y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ibution_20_facet" style:display-name="PageStyle_Contribution fac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earch_20_facet" style:display-name="PageStyle_research fac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ributions_20_per_20_year" style:display-name="PageStyle_Contributions per ye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374" meta:object-count="3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size="12pt" style:font-size-asian="12pt" style:font-size-complex="12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chart-properties chart:solid-type="cuboid"/>
      <style:graphic-properties draw:stroke="solid" svg:stroke-width="0.071cm" svg:stroke-color="#ffffff" draw:fill="solid" draw:fill-color="#3366cc"/>
    </style:style>
    <style:style style:name="ch8" style:family="chart">
      <style:chart-properties chart:solid-type="cuboid"/>
      <style:graphic-properties draw:stroke="solid" svg:stroke-width="0.071cm" svg:stroke-color="#ffffff" draw:fill="solid" draw:fill-color="#dc3912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1.14cm" svg:height="9.816cm" xlink:href=".." xlink:type="simple" chart:class="chart:ring" chart:style-name="ch1">
        <chart:legend chart:legend-position="end" svg:x="15.904cm" svg:y="4.254cm" style:legend-expansion="high" chart:style-name="ch2"/>
        <chart:plot-area chart:style-name="ch3" table:cell-range-address="Experiments.C1:Experiments.D2" chart:data-source-has-labels="row" svg:x="0.422cm" svg:y="0.196cm" svg:width="15.06cm" svg:height="9.424cm">
          <chartooo:coordinate-region svg:x="3.24cm" svg:y="0.196cm" svg:width="9.424cm" svg:height="9.424cm"/>
          <chart:axis chart:dimension="x" chart:name="primary-x" chart:style-name="ch4" chartooo:axis-type="text">
            <chart:categories table:cell-range-address="Experiments.C1:Experiments.D1"/>
          </chart:axis>
          <chart:axis chart:dimension="y" chart:name="primary-y" chart:style-name="ch5"/>
          <chart:series chart:style-name="ch6" chart:values-cell-range-address="Experiments.C2:Experiments.D2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 validation</text:p>
                <draw:g>
                  <svg:desc>Experiments.C1:Experiments.D1</svg:desc>
                </draw:g>
              </table:table-cell>
              <table:table-cell office:value-type="string">
                <text:p>None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Experiments.C2:Experiments.D2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cccc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99999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8.918cm" svg:height="9.816cm" xlink:href=".." xlink:type="simple" chart:class="chart:bar" chart:style-name="ch1">
        <chart:legend chart:legend-position="end" svg:x="15.623cm" svg:y="4.111cm" style:legend-expansion="high" chart:style-name="ch2"/>
        <chart:plot-area chart:style-name="ch3" table:cell-range-address="Blockchain_type.D1:Blockchain_type.F2" chart:data-source-has-labels="row" svg:x="2.585cm" svg:y="1.931cm" svg:width="11.696cm" svg:height="6.058cm">
          <chartooo:coordinate-region svg:x="3.339cm" svg:y="2.13cm" svg:width="10.942cm" svg:height="5.66cm"/>
          <chart:axis chart:dimension="x" chart:name="primary-x" chart:style-name="ch4">
            <chart:title svg:x="7.059cm" svg:y="8.186cm" chart:style-name="ch5">
              <text:p>Blockchain type</text:p>
            </chart:title>
          </chart:axis>
          <chart:axis chart:dimension="y" chart:name="primary-y" chart:style-name="ch6">
            <chart:title svg:x="1.598cm" svg:y="6.546cm" chart:style-name="ch7">
              <text:p>Amount of articles</text:p>
            </chart:title>
            <chart:grid chart:style-name="ch8" chart:class="major"/>
          </chart:axis>
          <chart:series chart:style-name="ch9" chart:values-cell-range-address="Blockchain_type.D2:Blockchain_type.D2" chart:label-cell-address="Blockchain_type.D1:Blockchain_type.D1" chart:class="chart:bar">
            <chart:data-point/>
          </chart:series>
          <chart:series chart:style-name="ch10" chart:values-cell-range-address="Blockchain_type.E2:Blockchain_type.E2" chart:label-cell-address="Blockchain_type.E1:Blockchain_type.E1" chart:class="chart:bar">
            <chart:data-point/>
          </chart:series>
          <chart:series chart:style-name="ch11" chart:values-cell-range-address="Blockchain_type.F2:Blockchain_type.F2" chart:label-cell-address="Blockchain_type.F1:Blockchain_type.F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h</text:p>
                <draw:g>
                  <svg:desc>Blockchain_type.D1:Blockchain_type.D1</svg:desc>
                </draw:g>
              </table:table-cell>
              <table:table-cell office:value-type="string">
                <text:p>permissioned</text:p>
                <draw:g>
                  <svg:desc>Blockchain_type.E1:Blockchain_type.E1</svg:desc>
                </draw:g>
              </table:table-cell>
              <table:table-cell office:value-type="string">
                <text:p>permissionless</text:p>
                <draw:g>
                  <svg:desc>Blockchain_type.F1:Blockchain_type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Blockchain_type.D2:Blockchain_type.D2</svg:desc>
                </draw:g>
              </table:table-cell>
              <table:table-cell office:value-type="float" office:value="NaN">
                <text:p>NaN</text:p>
                <draw:g>
                  <svg:desc>Blockchain_type.E2:Blockchain_type.E2</svg:desc>
                </draw:g>
              </table:table-cell>
              <table:table-cell office:value-type="float" office:value="NaN">
                <text:p>NaN</text:p>
                <draw:g>
                  <svg:desc>Blockchain_type.F2:Blockchain_type.F2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stroke="none" draw:fill-color="#d9d9d9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43434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cccc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2.939cm" svg:height="9.816cm" xlink:href=".." xlink:type="simple" chart:class="chart:bar" chart:style-name="ch1">
        <chart:legend chart:legend-position="end" svg:x="16.178cm" svg:y="3.364cm" style:legend-expansion="high" chart:style-name="ch2"/>
        <chart:plot-area chart:style-name="ch3" table:cell-range-address="'Contribution facet'.C1:'Contribution facet'.H2" chart:data-source-has-labels="row" svg:x="2.319cm" svg:y="1.825cm" svg:width="14.195cm" svg:height="6.058cm">
          <chartooo:coordinate-region svg:x="3.073cm" svg:y="2.024cm" svg:width="13.441cm" svg:height="5.66cm"/>
          <chart:axis chart:dimension="x" chart:name="primary-x" chart:style-name="ch4">
            <chart:title svg:x="7.698cm" svg:y="8.08cm" chart:style-name="ch5">
              <text:p>Type of contribution</text:p>
            </chart:title>
          </chart:axis>
          <chart:axis chart:dimension="y" chart:name="primary-y" chart:style-name="ch6">
            <chart:title svg:x="1.252cm" svg:y="6.44cm" chart:style-name="ch7">
              <text:p>Amount of articles</text:p>
            </chart:title>
            <chart:grid chart:style-name="ch8" chart:class="major"/>
          </chart:axis>
          <chart:series chart:style-name="ch9" chart:values-cell-range-address="'Contribution facet'.C2:'Contribution facet'.C2" chart:label-cell-address="'Contribution facet'.C1:'Contribution facet'.C1" chart:class="chart:bar">
            <chart:data-point/>
          </chart:series>
          <chart:series chart:style-name="ch10" chart:values-cell-range-address="'Contribution facet'.D2:'Contribution facet'.D2" chart:label-cell-address="'Contribution facet'.D1:'Contribution facet'.D1" chart:class="chart:bar">
            <chart:data-point/>
          </chart:series>
          <chart:series chart:style-name="ch11" chart:values-cell-range-address="'Contribution facet'.E2:'Contribution facet'.E2" chart:label-cell-address="'Contribution facet'.E1:'Contribution facet'.E1" chart:class="chart:bar">
            <chart:data-point/>
          </chart:series>
          <chart:series chart:style-name="ch12" chart:values-cell-range-address="'Contribution facet'.F2:'Contribution facet'.F2" chart:label-cell-address="'Contribution facet'.F1:'Contribution facet'.F1" chart:class="chart:bar">
            <chart:data-point/>
          </chart:series>
          <chart:series chart:style-name="ch13" chart:values-cell-range-address="'Contribution facet'.G2:'Contribution facet'.G2" chart:label-cell-address="'Contribution facet'.G1:'Contribution facet'.G1" chart:class="chart:bar">
            <chart:data-point/>
          </chart:series>
          <chart:series chart:style-name="ch14" chart:values-cell-range-address="'Contribution facet'.H2:'Contribution facet'.H2" chart:label-cell-address="'Contribution facet'.H1:'Contribution facet'.H1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</text:p>
                <draw:g>
                  <svg:desc>'Contribution facet'.C1:'Contribution facet'.C1</svg:desc>
                </draw:g>
              </table:table-cell>
              <table:table-cell office:value-type="string">
                <text:p>Application &amp; Improvement</text:p>
                <draw:g>
                  <svg:desc>'Contribution facet'.D1:'Contribution facet'.D1</svg:desc>
                </draw:g>
              </table:table-cell>
              <table:table-cell office:value-type="string">
                <text:p>Improvement</text:p>
                <draw:g>
                  <svg:desc>'Contribution facet'.E1:'Contribution facet'.E1</svg:desc>
                </draw:g>
              </table:table-cell>
              <table:table-cell office:value-type="string">
                <text:p>Report</text:p>
                <draw:g>
                  <svg:desc>'Contribution facet'.F1:'Contribution facet'.F1</svg:desc>
                </draw:g>
              </table:table-cell>
              <table:table-cell office:value-type="string">
                <text:p>Report &amp; Improvement</text:p>
                <draw:g>
                  <svg:desc>'Contribution facet'.G1:'Contribution facet'.G1</svg:desc>
                </draw:g>
              </table:table-cell>
              <table:table-cell office:value-type="string">
                <text:p>Report &amp; Improvement &amp; Application</text:p>
                <draw:g>
                  <svg:desc>'Contribution facet'.H1:'Contribution facet'.H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'Contribution facet'.C2:'Contribution facet'.C2</svg:desc>
                </draw:g>
              </table:table-cell>
              <table:table-cell office:value-type="float" office:value="NaN">
                <text:p>NaN</text:p>
                <draw:g>
                  <svg:desc>'Contribution facet'.D2:'Contribution facet'.D2</svg:desc>
                </draw:g>
              </table:table-cell>
              <table:table-cell office:value-type="float" office:value="NaN">
                <text:p>NaN</text:p>
                <draw:g>
                  <svg:desc>'Contribution facet'.E2:'Contribution facet'.E2</svg:desc>
                </draw:g>
              </table:table-cell>
              <table:table-cell office:value-type="float" office:value="NaN">
                <text:p>NaN</text:p>
                <draw:g>
                  <svg:desc>'Contribution facet'.F2:'Contribution facet'.F2</svg:desc>
                </draw:g>
              </table:table-cell>
              <table:table-cell office:value-type="float" office:value="NaN">
                <text:p>NaN</text:p>
                <draw:g>
                  <svg:desc>'Contribution facet'.G2:'Contribution facet'.G2</svg:desc>
                </draw:g>
              </table:table-cell>
              <table:table-cell office:value-type="float" office:value="NaN">
                <text:p>NaN</text:p>
                <draw:g>
                  <svg:desc>'Contribution facet'.H2:'Contribution facet'.H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